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5.926cm" fo:margin-left="0.018cm" fo:margin-top="0cm" fo:margin-bottom="0cm" fo:break-before="auto" fo:break-after="auto" table:align="left" style:writing-mode="lr-tb"/>
    </style:style>
    <style:style style:name="Таблица4.A" style:family="table-column">
      <style:table-column-properties style:column-width="15.92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6pt" fo:font-weight="bold" officeooo:rsid="00238d38" officeooo:paragraph-rsid="001b51d2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fo:font-weight="normal" officeooo:rsid="001c3dd6" officeooo:paragraph-rsid="001b51d2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1ef9ae" officeooo:paragraph-rsid="001b51d2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1b51d2" officeooo:paragraph-rsid="001b51d2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6pt" fo:font-weight="bold" officeooo:rsid="001c3dd6" officeooo:paragraph-rsid="001b51d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b51d2" officeooo:paragraph-rsid="001b51d2" style:font-size-asian="16pt" style:font-weight-asian="bold" style:font-size-complex="16pt" style:font-weight-complex="bold"/>
    </style:style>
    <style:style style:name="P7" style:family="paragraph" style:parent-style-name="Standard" style:list-style-name="WWNum3">
      <style:paragraph-properties fo:orphans="2" fo:widows="2"/>
      <style:text-properties officeooo:paragraph-rsid="001e4f68"/>
    </style:style>
    <style:style style:name="P8" style:family="paragraph" style:parent-style-name="Standard">
      <style:paragraph-properties fo:orphans="2" fo:widows="2"/>
      <style:text-properties officeooo:paragraph-rsid="001e4f68"/>
    </style:style>
    <style:style style:name="P9" style:family="paragraph" style:parent-style-name="Standard" style:list-style-name="WWNum3">
      <style:paragraph-properties fo:orphans="2" fo:widows="2"/>
      <style:text-properties fo:language="ru" fo:country="RU" officeooo:paragraph-rsid="001e4f68"/>
    </style:style>
    <style:style style:name="P10" style:family="paragraph" style:parent-style-name="Standard" style:list-style-name="WWNum3">
      <style:paragraph-properties fo:orphans="2" fo:widows="2"/>
      <style:text-properties fo:language="ru" fo:country="RU" officeooo:paragraph-rsid="001f58d4"/>
    </style:style>
    <style:style style:name="P11" style:family="paragraph" style:parent-style-name="Standard">
      <style:paragraph-properties fo:orphans="2" fo:widows="2"/>
      <style:text-properties fo:language="ru" fo:country="RU" officeooo:paragraph-rsid="001e4f68"/>
    </style:style>
    <style:style style:name="P12" style:family="paragraph" style:parent-style-name="Standard">
      <style:paragraph-properties fo:orphans="2" fo:widows="2"/>
      <style:text-properties fo:language="ru" fo:country="RU" officeooo:rsid="001f58d4" officeooo:paragraph-rsid="001f58d4"/>
    </style:style>
    <style:style style:name="P13" style:family="paragraph" style:parent-style-name="Table_20_Contents">
      <style:text-properties style:font-name="Times New Roman" fo:font-size="14pt" officeooo:rsid="001c3dd6" officeooo:paragraph-rsid="001b51d2" style:font-size-asian="12.25pt" style:font-size-complex="14pt"/>
    </style:style>
    <style:style style:name="P14" style:family="paragraph" style:parent-style-name="Table_20_Contents">
      <style:text-properties style:font-name="Times New Roman" fo:font-size="14pt" officeooo:rsid="001e1def" officeooo:paragraph-rsid="001b51d2" style:font-size-asian="12.25pt" style:font-size-complex="14pt"/>
    </style:style>
    <style:style style:name="P15" style:family="paragraph" style:parent-style-name="Table_20_Contents">
      <style:text-properties style:font-name="Times New Roman" fo:font-size="14pt" officeooo:rsid="001ef9ae" officeooo:paragraph-rsid="001b51d2" style:font-size-asian="12.25pt" style:font-size-complex="14pt"/>
    </style:style>
    <style:style style:name="P16" style:family="paragraph" style:parent-style-name="Text_20_body">
      <style:text-properties fo:font-size="14pt" officeooo:paragraph-rsid="001b51d2" style:font-size-asian="12.25pt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b51d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e4f68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238d38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1f58d4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en" fo:country="US" fo:font-weight="normal" officeooo:rsid="00238d38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1e4f68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238d38" style:font-size-asian="14pt" style:font-weight-asian="normal" style:font-size-complex="14pt" style:font-weight-complex="normal"/>
    </style:style>
    <style:style style:name="T9" style:family="text">
      <style:text-properties style:font-size-asian="14pt"/>
    </style:style>
    <style:style style:name="T10" style:family="text">
      <style:text-properties officeooo:rsid="001b51d2"/>
    </style:style>
    <style:style style:name="T11" style:family="text">
      <style:text-properties fo:color="#1d2125" loext:opacity="100%" style:font-name="Times" style:font-name-asian="Times1" style:font-size-asian="14pt" style:language-asian="ru" style:country-asian="RU" style:font-name-complex="Times1"/>
    </style:style>
    <style:style style:name="T12" style:family="text">
      <style:text-properties fo:color="#1d2125" loext:opacity="100%" style:font-name="Times" officeooo:rsid="001b51d2" style:font-name-asian="Times1" style:font-size-asian="14pt" style:language-asian="ru" style:country-asian="RU" style:font-name-complex="Times1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e4f68" style:font-size-asian="14pt" style:font-size-complex="14pt"/>
    </style:style>
    <style:style style:name="T15" style:family="text">
      <style:text-properties style:font-name="Times" fo:font-size="14pt" style:font-name-asian="Times1" style:font-size-asian="14pt" style:font-name-complex="Times1" style:font-size-complex="14pt"/>
    </style:style>
    <style:style style:name="T16" style:family="text">
      <style:text-properties style:font-name="Times" fo:font-size="14pt" officeooo:rsid="001b51d2" style:font-name-asian="Times1" style:font-size-asian="14pt" style:font-name-complex="Time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k 1:</text:p>
      <text:p text:style-name="P5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3">Слово</text:p>
          </table:table-cell>
          <table:table-cell table:style-name="Таблица1.A1" office:value-type="string">
            <text:p text:style-name="P13">Пример рус.</text:p>
          </table:table-cell>
          <table:table-cell table:style-name="Таблица1.A1" office:value-type="string">
            <text:p text:style-name="P13">Пример анг.</text:p>
          </table:table-cell>
          <table:table-cell table:style-name="Таблица1.D1" office:value-type="string">
            <text:p text:style-name="P13">Комментарий</text:p>
          </table:table-cell>
        </table:table-row>
        <table:table-row>
          <table:table-cell table:style-name="Таблица1.A2" office:value-type="string">
            <text:p text:style-name="P13">Существительное</text:p>
          </table:table-cell>
          <table:table-cell table:style-name="Таблица1.A2" office:value-type="string">
            <text:p text:style-name="P13">книга</text:p>
          </table:table-cell>
          <table:table-cell table:style-name="Таблица1.A2" office:value-type="string">
            <text:p text:style-name="P13">book</text:p>
          </table:table-cell>
          <table:table-cell table:style-name="Таблица1.D2" office:value-type="string">
            <text:p text:style-name="P13">В английском пример удалось получить больше информации</text:p>
          </table:table-cell>
        </table:table-row>
        <table:table-row>
          <table:table-cell table:style-name="Таблица1.A2" office:value-type="string">
            <text:p text:style-name="P13">Глагол</text:p>
          </table:table-cell>
          <table:table-cell table:style-name="Таблица1.A2" office:value-type="string">
            <text:p text:style-name="P13">писать</text:p>
          </table:table-cell>
          <table:table-cell table:style-name="Таблица1.A2" office:value-type="string">
            <text:p text:style-name="P13">write</text:p>
          </table:table-cell>
          <table:table-cell table:style-name="Таблица1.D2" office:value-type="string">
            <text:p text:style-name="P13">В русском примере получено много информации о склонениях и формах, в английском почти ничего не получено.</text:p>
          </table:table-cell>
        </table:table-row>
        <table:table-row>
          <table:table-cell table:style-name="Таблица1.A2" office:value-type="string">
            <text:p text:style-name="P13">Прилагательное</text:p>
          </table:table-cell>
          <table:table-cell table:style-name="Таблица1.A2" office:value-type="string">
            <text:p text:style-name="P13">мудрый</text:p>
          </table:table-cell>
          <table:table-cell table:style-name="Таблица1.A2" office:value-type="string">
            <text:p text:style-name="P13">wise</text:p>
          </table:table-cell>
          <table:table-cell table:style-name="Таблица1.D2" office:value-type="string">
            <text:p text:style-name="P13">В русском примере получено это слово во всех падежах, а в английском разобрано несколько значений</text:p>
          </table:table-cell>
        </table:table-row>
        <table:table-row>
          <table:table-cell table:style-name="Таблица1.A2" office:value-type="string">
            <text:p text:style-name="P13">Наречие</text:p>
          </table:table-cell>
          <table:table-cell table:style-name="Таблица1.A2" office:value-type="string">
            <text:p text:style-name="P14">быстро</text:p>
          </table:table-cell>
          <table:table-cell table:style-name="Таблица1.A2" office:value-type="string">
            <text:p text:style-name="P14">fast</text:p>
          </table:table-cell>
          <table:table-cell table:style-name="Таблица1.D2" office:value-type="string">
            <text:p text:style-name="P14">В русском получен получено слово во всех падежах и его перевод, в английском получено множество возможных значений слова</text:p>
          </table:table-cell>
        </table:table-row>
      </table:table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Предложение рус.</text:p>
          </table:table-cell>
          <table:table-cell table:style-name="Таблица2.B1" office:value-type="string">
            <text:p text:style-name="P16"><text:span text:style-name="T1">Лингвистическая информация, </text:span><text:span text:style-name="T9">представлена в синтаксическом анализе</text:span></text:p>
          </table:table-cell>
        </table:table-row>
        <table:table-row>
          <table:table-cell table:style-name="Таблица2.A2" office:value-type="string">
            <text:p text:style-name="P14">1) Солнце светит очень ярко.</text:p>
          </table:table-cell>
          <table:table-cell table:style-name="Таблица2.B2" office:value-type="string">
            <text:p text:style-name="P14">Правильный синтаксический разбор предложения.</text:p>
          </table:table-cell>
        </table:table-row>
        <table:table-row>
          <table:table-cell table:style-name="Таблица2.A2" office:value-type="string">
            <text:p text:style-name="P14">2) Когда он выглянул на улицу, то понял, что начинается дождь.</text:p>
          </table:table-cell>
          <table:table-cell table:style-name="Таблица2.B2" office:value-type="string">
            <text:p text:style-name="P14">Все связки расставлены верно, но есть несколько лишняя информация.</text:p>
          </table:table-cell>
        </table:table-row>
        <text:soft-page-break/>
        <table:table-row>
          <table:table-cell table:style-name="Таблица2.A2" office:value-type="string">
            <text:p text:style-name="P14">3) Он остановился и прокричал: «Когда закончится эта лабораторная работа по лингвистике!» - и его никто не услышал.</text:p>
          </table:table-cell>
          <table:table-cell table:style-name="Таблица2.B2" office:value-type="string">
            <text:p text:style-name="P15">Расставлены синтаксические связи, но не учтено цитирование</text:p>
          </table:table-cell>
        </table:table-row>
        <table:table-row>
          <table:table-cell table:style-name="Таблица2.B2" table:number-columns-spanned="2" office:value-type="string">
            <text:p text:style-name="P15">Комментарий: <text:span text:style-name="T10">д</text:span><text:span text:style-name="T11">анные системы анализа можно применять для распознавания связи между словами в предложениях, </text:span><text:span text:style-name="T12">однако сам интерфейс очень неприятен и иногда неясно как именно он устанавливает связи.</text:span></text:p>
          </table:table-cell>
          <table:covered-table-cell/>
        </table:table-row>
      </table:table>
      <text:p text:style-name="P3"/>
      <text:p text:style-name="P3"><text:a xlink:type="simple" xlink:href="http://nlp.stanford.edu:8080/parser/index.jsp" text:style-name="Internet_20_link" text:visited-style-name="Visited_20_Internet_20_Link">http://nlp.stanford.edu:8080/parser/index.jsp</text:a> — не открылось :(</text:p>
      <text:p text:style-name="P3"><text:a xlink:type="simple" xlink:href="http://teneta.rinet.ru/hudlomer" text:style-name="Internet_20_link" text:visited-style-name="Visited_20_Internet_20_Link"/></text:p>
      <text:p text:style-name="P3"><text:a xlink:type="simple" xlink:href="http://teneta.rinet.ru/hudlomer" text:style-name="Internet_20_link" text:visited-style-name="Visited_20_Internet_20_Link">http://teneta.rinet.ru/hudlomer</text:a> — тоже не получилось :(</text:p>
      <text:p text:style-name="P3"/>
      <text:p text:style-name="P4">5.</text:p>
      <text:p text:style-name="P4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7"><text:span text:style-name="T15">Результат: </text:span><text:span text:style-name="T16">через определённое время приход анализ результатов.</text:span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15">Комментарий: полезно при написании курсовых и дипломных работы, т.к. позволяет узнать процент.</text:span></text:p>
          </table:table-cell>
        </table:table-row>
      </table:table>
      <text:p text:style-name="P3"/>
      <text:p text:style-name="P1">Task 2:</text:p>
      <text:p text:style-name="P1"/>
      <text:list xml:id="list2069345585" text:style-name="WWNum3">
        <text:list-header>
          <text:p text:style-name="P7"><text:span text:style-name="T3">1) Проведём</text:span><text:span text:style-name="T4"> анализ распределения слов в </text:span><text:span text:style-name="T3">произведениях</text:span><text:span text:style-name="T4"> М. </text:span><text:span text:style-name="T3">Ю.</text:span><text:span text:style-name="T4"> </text:span><text:span text:style-name="T3">Лермонтова</text:span><text:span text:style-name="T4"> «</text:span><text:span text:style-name="T3">Герой нашего времени</text:span><text:span text:style-name="T4">» (</text:span><text:span text:style-name="T13">18</text:span><text:span text:style-name="T14">39-1841</text:span><text:span text:style-name="T13"> г.</text:span><text:span text:style-name="T4">) и «М</text:span><text:span text:style-name="T3">цыри</text:span><text:span text:style-name="T4">» (1840 г.).</text:span></text:p>
          <text:p text:style-name="P7"><text:span text:style-name="T6"/></text:p>
          <text:p text:style-name="P9"><text:span text:style-name="T3">У </text:span><text:span text:style-name="T4">WordTabulator </text:span><text:span text:style-name="T3">отсутствует версия под линукс, поэтому будет пользоваться сторонними или рукописными программами.</text:span></text:p>
        </text:list-header>
      </text:list>
      <text:p text:style-name="P11"><text:span text:style-name="T3"><text:tab/></text:span></text:p>
      <text:p text:style-name="P8"><text:span text:style-name="T7"><text:tab/>Для определения статистики слов используем рукописную программу (lvl2.py), тем самым составив 2 csv файлика с таблицами для </text:span><text:span text:style-name="T8">«</text:span><text:span text:style-name="T7">Героя нашего времени</text:span><text:span text:style-name="T8">» </text:span><text:span text:style-name="T7">и </text:span><text:span text:style-name="T8">«М</text:span><text:span text:style-name="T7">цыри</text:span><text:span text:style-name="T8">» </text:span><text:span text:style-name="T7">(statistic1.csv и statistic2.csv соответственно). В качестве частоты встречаемости будем использовать какое-то условное значение, получаемое в результате деления количества встречаемости конкретного слова в тексте на общее количество слов в тексте и умноженное на константу.1) Проведём</text:span><text:span text:style-name="T8"> анализ распределения слов в </text:span><text:span text:style-name="T7">произведениях</text:span><text:span text:style-name="T8"> М. </text:span><text:span text:style-name="T7">Ю.</text:span><text:span text:style-name="T8"> </text:span><text:span text:style-name="T7">Лермонтова</text:span><text:span text:style-name="T8"> «</text:span><text:span text:style-name="T7">Герой нашего времени</text:span><text:span text:style-name="T8">» (</text:span><text:span text:style-name="T7">1839-1841 г.</text:span><text:span text:style-name="T8">) и «М</text:span><text:span text:style-name="T7">цыри</text:span><text:span text:style-name="T8">» (1840 г.).</text:span></text:p>
      <text:list xml:id="list32137854075812" text:continue-numbering="true" text:style-name="WWNum3">
        <text:list-header>
          <text:p text:style-name="P7"><text:span text:style-name="T6"/></text:p>
          <text:p text:style-name="P10"><text:span text:style-name="T3">2) <text:s/></text:span><text:span text:style-name="T5">Устойчивые словоформы:</text:span></text:p>
          <text:list>
            <text:list-item>
              <text:p text:style-name="P10"><text:span text:style-name="T3">железная воля</text:span></text:p>
            </text:list-item>
            <text:list-item>
              <text:p text:style-name="P9"><text:span text:style-name="T3">душевная рана</text:span></text:p>
            </text:list-item>
            <text:list-item>
              <text:p text:style-name="P9"><text:span text:style-name="T3">горькая судьба</text:span></text:p>
            </text:list-item>
            <text:list-item>
              <text:p text:style-name="P9"><text:span text:style-name="T3">по воле рока</text:span></text:p>
            </text:list-item>
            <text:list-item>
              <text:p text:style-name="P9"><text:span text:style-name="T3">на краю пропасти</text:span></text:p>
            </text:list-item>
            <text:list-item>
              <text:p text:style-name="P9"><text:span text:style-name="T3">сложить оружие</text:span></text:p>
            </text:list-item>
            <text:list-item>
              <text:p text:style-name="P9"><text:soft-page-break/><text:span text:style-name="T3">играть в русскую рулетку</text:span></text:p>
            </text:list-item>
            <text:list-item>
              <text:p text:style-name="P9"><text:span text:style-name="T3">брать быка за рога</text:span></text:p>
            </text:list-item>
            <text:list-item>
              <text:p text:style-name="P9"><text:span text:style-name="T3">держать камень за пазухой</text:span></text:p>
            </text:list-item>
            <text:list-item>
              <text:p text:style-name="P9"><text:span text:style-name="T3">отдать богу душу</text:span></text:p>
            </text:list-item>
            <text:list-item>
              <text:p text:style-name="P9"><text:span text:style-name="T3">святая обитель</text:span></text:p>
            </text:list-item>
            <text:list-item>
              <text:p text:style-name="P9"><text:span text:style-name="T3">родные горы</text:span></text:p>
            </text:list-item>
            <text:list-item>
              <text:p text:style-name="P9"><text:span text:style-name="T3">пламенный взор</text:span></text:p>
            </text:list-item>
            <text:list-item>
              <text:p text:style-name="P9"><text:span text:style-name="T3">буйная воля</text:span></text:p>
            </text:list-item>
            <text:list-item>
              <text:p text:style-name="P9"><text:span text:style-name="T3">сердце бьется</text:span></text:p>
            </text:list-item>
            <text:list-item>
              <text:p text:style-name="P9"><text:span text:style-name="T3">вырваться на свободу</text:span></text:p>
            </text:list-item>
            <text:list-item>
              <text:p text:style-name="P9"><text:span text:style-name="T3">тосковать по родине</text:span></text:p>
            </text:list-item>
            <text:list-item>
              <text:p text:style-name="P9"><text:span text:style-name="T3">кипеть страстями</text:span></text:p>
            </text:list-item>
            <text:list-item>
              <text:p text:style-name="P9"><text:span text:style-name="T3">рваться к звездам</text:span></text:p>
            </text:list-item>
            <text:list-item>
              <text:p text:style-name="P9"><text:span text:style-name="T3">умереть вдали от дома</text:span></text:p>
            </text:list-item>
          </text:list>
        </text:list-header>
      </text:list>
      <text:p text:style-name="P11"><text:span text:style-name="T3"/></text:p>
      <text:p text:style-name="P11"><text:span text:style-name="T5">3) <text:s/>Идиостиль Лермонтова характеризуется яркой эмоциональностью, романтическими образами и индивидуалистической направленностью. Ему свойственно:</text:span></text:p>
      <text:p text:style-name="P12"><text:span text:style-name="T2">• Использование антитез и оксюморонов для создания контрастов и усиления эффекта.</text:span></text:p>
      <text:p text:style-name="P12"><text:span text:style-name="T2">• Применение архаизмов и диалектизмов для придания языку колорита и достоверности.</text:span></text:p>
      <text:p text:style-name="P12"><text:span text:style-name="T2">• Частое использование инверсий и риторических фигур, которые придают его стилю особую выразительность.</text:span></text:p>
      <text:p text:style-name="P12"><text:span text:style-name="T2"/></text:p>
      <text:p text:style-name="P12"><text:span text:style-name="T2">4) «Герой нашего времени»: Лермонтов писал роман в период после подавления восстания декабристов, когда в русском обществе царили разочарование и апатия. Он хотел изобразить героя своего времени, который бы отражал эти настроения.</text:span></text:p>
      <text:p text:style-name="P12"><text:span text:style-name="T2"/></text:p>
      <text:p text:style-name="P12"><text:span text:style-name="T2">«Мцыри»: Лермонтов был человеком, который ценил свободу превыше всего. Он не мог смириться с тем, что его родина была под гнетом самодержавия, и мечтал о свободной и независимой России. В "Мцыри" он выразил свою тоску по свободе через историю героя, который бежит из монастыря, чтобы увидеть свою родину.</text:span></text:p>
      <text:p text:style-name="P11"><text:span text:style-name="T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1:19:21.657190892</meta:creation-date>
    <dc:date>2024-05-08T03:21:35.952846786</dc:date>
    <meta:editing-duration>PT19M5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3" meta:paragraph-count="68" meta:word-count="505" meta:character-count="3571" meta:non-whitespace-character-count="3145"/>
  </office:meta>
</office:document-meta>
</file>